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427cm"/>
    </style:style>
    <style:style style:name="Tabela9.B" style:family="table-column">
      <style:table-column-properties style:column-width="4.187cm"/>
    </style:style>
    <style:style style:name="Tabela9.C" style:family="table-column">
      <style:table-column-properties style:column-width="2.064cm"/>
    </style:style>
    <style:style style:name="Tabela9.D" style:family="table-column">
      <style:table-column-properties style:column-width="2.54cm"/>
    </style:style>
    <style:style style:name="Tabela9.E" style:family="table-column">
      <style:table-column-properties style:column-width="1.402cm"/>
    </style:style>
    <style:style style:name="Tabela9.F" style:family="table-column">
      <style:table-column-properties style:column-width="1.951cm"/>
    </style:style>
    <style:style style:name="Tabela9.G" style:family="table-column">
      <style:table-column-properties style:column-width="2.44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427cm"/>
    </style:style>
    <style:style style:name="Tabela10.B" style:family="table-column">
      <style:table-column-properties style:column-width="4.187cm"/>
    </style:style>
    <style:style style:name="Tabela10.C" style:family="table-column">
      <style:table-column-properties style:column-width="2.064cm"/>
    </style:style>
    <style:style style:name="Tabela10.D" style:family="table-column">
      <style:table-column-properties style:column-width="2.54cm"/>
    </style:style>
    <style:style style:name="Tabela10.E" style:family="table-column">
      <style:table-column-properties style:column-width="1.402cm"/>
    </style:style>
    <style:style style:name="Tabela10.F" style:family="table-column">
      <style:table-column-properties style:column-width="1.951cm"/>
    </style:style>
    <style:style style:name="Tabela10.G" style:family="table-column">
      <style:table-column-properties style:column-width="2.441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427cm"/>
    </style:style>
    <style:style style:name="Tabela11.B" style:family="table-column">
      <style:table-column-properties style:column-width="4.187cm"/>
    </style:style>
    <style:style style:name="Tabela11.C" style:family="table-column">
      <style:table-column-properties style:column-width="2.064cm"/>
    </style:style>
    <style:style style:name="Tabela11.D" style:family="table-column">
      <style:table-column-properties style:column-width="2.54cm"/>
    </style:style>
    <style:style style:name="Tabela11.E" style:family="table-column">
      <style:table-column-properties style:column-width="1.402cm"/>
    </style:style>
    <style:style style:name="Tabela11.F" style:family="table-column">
      <style:table-column-properties style:column-width="1.951cm"/>
    </style:style>
    <style:style style:name="Tabela11.G" style:family="table-column">
      <style:table-column-properties style:column-width="2.441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3.149cm"/>
    </style:style>
    <style:style style:name="Tabela12.B" style:family="table-column">
      <style:table-column-properties style:column-width="13.86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Standard">
      <style:text-properties officeooo:paragraph-rsid="004d3f17"/>
    </style:style>
    <style:style style:name="P4" style:family="paragraph" style:parent-style-name="Standard">
      <style:text-properties officeooo:paragraph-rsid="004efaa5"/>
    </style:style>
    <style:style style:name="P5" style:family="paragraph" style:parent-style-name="Standard">
      <style:text-properties officeooo:paragraph-rsid="0050f605"/>
    </style:style>
    <style:style style:name="P6" style:family="paragraph" style:parent-style-name="Standard">
      <style:text-properties officeooo:paragraph-rsid="0051b2b7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21e1ff"/>
    </style:style>
    <style:style style:name="P13" style:family="paragraph" style:parent-style-name="Text_20_body">
      <style:paragraph-properties fo:text-align="justify" style:justify-single-word="false"/>
      <style:text-properties officeooo:paragraph-rsid="00240edd"/>
    </style:style>
    <style:style style:name="P14" style:family="paragraph" style:parent-style-name="Text_20_body">
      <style:paragraph-properties fo:text-align="justify" style:justify-single-word="false"/>
      <style:text-properties officeooo:paragraph-rsid="002031e4"/>
    </style:style>
    <style:style style:name="P15" style:family="paragraph" style:parent-style-name="Text_20_body">
      <style:paragraph-properties fo:text-align="justify" style:justify-single-word="false"/>
      <style:text-properties officeooo:paragraph-rsid="003cf946"/>
    </style:style>
    <style:style style:name="P16" style:family="paragraph" style:parent-style-name="Text_20_body">
      <style:paragraph-properties fo:text-align="justify" style:justify-single-word="false"/>
      <style:text-properties officeooo:paragraph-rsid="0044ccc8"/>
    </style:style>
    <style:style style:name="P17" style:family="paragraph" style:parent-style-name="Text_20_body">
      <style:text-properties officeooo:paragraph-rsid="0029363f"/>
    </style:style>
    <style:style style:name="P18" style:family="paragraph" style:parent-style-name="Text_20_body">
      <style:text-properties officeooo:paragraph-rsid="002a973c"/>
    </style:style>
    <style:style style:name="P19" style:family="paragraph" style:parent-style-name="Text_20_body">
      <style:text-properties officeooo:paragraph-rsid="002bb5c1"/>
    </style:style>
    <style:style style:name="P20" style:family="paragraph" style:parent-style-name="Text_20_body">
      <style:text-properties officeooo:paragraph-rsid="0032f494"/>
    </style:style>
    <style:style style:name="P21" style:family="paragraph" style:parent-style-name="Text_20_body">
      <style:text-properties officeooo:paragraph-rsid="0033a6cb"/>
    </style:style>
    <style:style style:name="P22" style:family="paragraph" style:parent-style-name="Text_20_body">
      <style:text-properties officeooo:paragraph-rsid="00365b7f"/>
    </style:style>
    <style:style style:name="P23" style:family="paragraph" style:parent-style-name="Text_20_body">
      <style:text-properties officeooo:paragraph-rsid="0037e94e"/>
    </style:style>
    <style:style style:name="P24" style:family="paragraph" style:parent-style-name="Text_20_body">
      <style:text-properties officeooo:paragraph-rsid="003cf946"/>
    </style:style>
    <style:style style:name="P25" style:family="paragraph" style:parent-style-name="Text_20_body">
      <style:text-properties officeooo:paragraph-rsid="0021e1ff"/>
    </style:style>
    <style:style style:name="P26" style:family="paragraph" style:parent-style-name="Text_20_body">
      <style:text-properties officeooo:paragraph-rsid="0040a280"/>
    </style:style>
    <style:style style:name="P27" style:family="paragraph" style:parent-style-name="Text_20_body">
      <style:text-properties officeooo:paragraph-rsid="004ab942"/>
    </style:style>
    <style:style style:name="P28" style:family="paragraph" style:parent-style-name="Text_20_body">
      <style:text-properties officeooo:paragraph-rsid="0051b2b7"/>
    </style:style>
    <style:style style:name="P29" style:family="paragraph" style:parent-style-name="Table_20_Contents">
      <style:text-properties officeooo:paragraph-rsid="0033a6cb"/>
    </style:style>
    <style:style style:name="P30" style:family="paragraph" style:parent-style-name="Table_20_Contents">
      <style:text-properties officeooo:paragraph-rsid="00365b7f"/>
    </style:style>
    <style:style style:name="P31" style:family="paragraph" style:parent-style-name="Table_20_Contents">
      <style:text-properties officeooo:paragraph-rsid="0037e94e"/>
    </style:style>
    <style:style style:name="P32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33" style:family="paragraph" style:parent-style-name="Table_20_Contents">
      <style:text-properties officeooo:paragraph-rsid="00393aee"/>
    </style:style>
    <style:style style:name="P34" style:family="paragraph" style:parent-style-name="Table_20_Contents">
      <style:text-properties officeooo:paragraph-rsid="003ad306"/>
    </style:style>
    <style:style style:name="P35" style:family="paragraph" style:parent-style-name="Table_20_Contents">
      <style:text-properties officeooo:paragraph-rsid="003b6e06"/>
    </style:style>
    <style:style style:name="P36" style:family="paragraph" style:parent-style-name="Table_20_Contents">
      <style:text-properties officeooo:paragraph-rsid="003c5692"/>
    </style:style>
    <style:style style:name="P37" style:family="paragraph" style:parent-style-name="Table_20_Contents">
      <style:text-properties officeooo:paragraph-rsid="0040a280"/>
    </style:style>
    <style:style style:name="P38" style:family="paragraph" style:parent-style-name="Table_20_Contents">
      <style:text-properties officeooo:paragraph-rsid="0044ccc8"/>
    </style:style>
    <style:style style:name="P39" style:family="paragraph" style:parent-style-name="Table_20_Contents">
      <style:text-properties fo:font-weight="bold" officeooo:paragraph-rsid="00393aee" style:font-weight-asian="bold" style:font-weight-complex="bold"/>
    </style:style>
    <style:style style:name="P40" style:family="paragraph" style:parent-style-name="Table_20_Contents">
      <style:text-properties officeooo:paragraph-rsid="0056a013"/>
    </style:style>
    <style:style style:name="P41" style:family="paragraph" style:parent-style-name="Standard">
      <style:paragraph-properties fo:text-align="center" style:justify-single-word="false" fo:break-before="pag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42" style:family="paragraph" style:parent-style-name="Standard" style:list-style-name="L12">
      <style:text-properties officeooo:paragraph-rsid="001f2a00"/>
    </style:style>
    <style:style style:name="P43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546bb4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6bb4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beae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7318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5">
      <style:paragraph-properties fo:text-align="justify" style:justify-single-word="false"/>
      <style:text-properties fo:font-size="12pt" fo:font-style="normal" fo:font-weight="normal" officeooo:rsid="00579296" officeooo:paragraph-rsid="0057929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officeooo:paragraph-rsid="004efaa5"/>
    </style:style>
    <style:style style:name="P49" style:family="paragraph" style:parent-style-name="Standard">
      <style:text-properties officeooo:rsid="00573181" officeooo:paragraph-rsid="00573181"/>
    </style:style>
    <style:style style:name="P50" style:family="paragraph" style:parent-style-name="Standard">
      <style:text-properties fo:font-weight="normal" officeooo:paragraph-rsid="0037e94e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</style:style>
    <style:style style:name="P52" style:family="paragraph" style:parent-style-name="Text_20_body" style:list-style-name="L1">
      <style:paragraph-properties fo:text-align="justify" style:justify-single-word="false"/>
      <style:text-properties officeooo:paragraph-rsid="003cf946"/>
    </style:style>
    <style:style style:name="P53" style:family="paragraph" style:parent-style-name="Text_20_body" style:list-style-name="L6">
      <style:paragraph-properties fo:text-align="justify" style:justify-single-word="false"/>
    </style:style>
    <style:style style:name="P54" style:family="paragraph" style:parent-style-name="Text_20_body" style:list-style-name="L6">
      <style:paragraph-properties fo:text-align="justify" style:justify-single-word="false"/>
      <style:text-properties officeooo:paragraph-rsid="00539f26"/>
    </style:style>
    <style:style style:name="P55" style:family="paragraph" style:parent-style-name="Text_20_body">
      <style:paragraph-properties fo:text-align="justify" style:justify-single-word="false"/>
      <style:text-properties officeooo:paragraph-rsid="00573181"/>
    </style:style>
    <style:style style:name="P56" style:family="paragraph" style:parent-style-name="Text_20_body" style:list-style-name="L2">
      <style:text-properties officeooo:paragraph-rsid="003cf946"/>
    </style:style>
    <style:style style:name="P57" style:family="paragraph" style:parent-style-name="Text_20_body" style:list-style-name="L3">
      <style:text-properties officeooo:paragraph-rsid="003e67be"/>
    </style:style>
    <style:style style:name="P58" style:family="paragraph" style:parent-style-name="Text_20_body" style:list-style-name="L4">
      <style:text-properties officeooo:paragraph-rsid="003e67be"/>
    </style:style>
    <style:style style:name="P59" style:family="paragraph" style:parent-style-name="Text_20_body" style:list-style-name="L5">
      <style:text-properties officeooo:paragraph-rsid="00539f26"/>
    </style:style>
    <style:style style:name="P60" style:family="paragraph" style:parent-style-name="Text_20_body" style:list-style-name="L5">
      <style:text-properties officeooo:paragraph-rsid="00573181"/>
    </style:style>
    <style:style style:name="P61" style:family="paragraph" style:parent-style-name="Text_20_body">
      <style:text-properties officeooo:paragraph-rsid="0029363f"/>
    </style:style>
    <style:style style:name="P62" style:family="paragraph" style:parent-style-name="Text_20_body">
      <style:text-properties officeooo:paragraph-rsid="0054eae9"/>
    </style:style>
    <style:style style:name="P63" style:family="paragraph" style:parent-style-name="Text_20_body">
      <style:paragraph-properties fo:text-align="justify" style:justify-single-word="false"/>
      <style:text-properties officeooo:rsid="00573181" officeooo:paragraph-rsid="00573181"/>
    </style:style>
    <style:style style:name="P64" style:family="paragraph" style:parent-style-name="Text_20_body" style:list-style-name="L13">
      <style:paragraph-properties fo:text-align="justify" style:justify-single-word="false"/>
      <style:text-properties officeooo:rsid="00573181" officeooo:paragraph-rsid="00573181"/>
    </style:style>
    <style:style style:name="P65" style:family="paragraph" style:parent-style-name="Text_20_body" style:list-style-name="L13">
      <style:paragraph-properties fo:text-align="justify" style:justify-single-word="false"/>
      <style:text-properties officeooo:rsid="00579296" officeooo:paragraph-rsid="00579296"/>
    </style:style>
    <style:style style:name="P66" style:family="paragraph" style:parent-style-name="Text_20_body">
      <style:text-properties officeooo:paragraph-rsid="0021e1ff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2">
      <style:text-properties officeooo:paragraph-rsid="002031e4"/>
    </style:style>
    <style:style style:name="P69" style:family="paragraph" style:parent-style-name="Heading_20_2">
      <style:text-properties officeooo:paragraph-rsid="0029363f"/>
    </style:style>
    <style:style style:name="P70" style:family="paragraph" style:parent-style-name="Heading_20_2">
      <style:text-properties officeooo:paragraph-rsid="0054eae9"/>
    </style:style>
    <style:style style:name="P71" style:family="paragraph" style:parent-style-name="Heading_20_2">
      <style:text-properties officeooo:paragraph-rsid="00573181"/>
    </style:style>
    <style:style style:name="P72" style:family="paragraph" style:parent-style-name="Heading_20_2">
      <style:text-properties officeooo:paragraph-rsid="00579296"/>
    </style:style>
    <style:style style:name="P73" style:family="paragraph" style:parent-style-name="Heading_20_3">
      <style:text-properties officeooo:paragraph-rsid="002031e4"/>
    </style:style>
    <style:style style:name="P74" style:family="paragraph" style:parent-style-name="Heading_20_3">
      <style:text-properties officeooo:paragraph-rsid="0021e1ff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Table_20_Contents" style:list-style-name="L7">
      <style:text-properties officeooo:paragraph-rsid="00365b7f"/>
    </style:style>
    <style:style style:name="P79" style:family="paragraph" style:parent-style-name="Table_20_Contents" style:list-style-name="L7">
      <style:text-properties fo:font-weight="normal" officeooo:paragraph-rsid="00365b7f" style:font-weight-asian="normal" style:font-weight-complex="normal"/>
    </style:style>
    <style:style style:name="P80" style:family="paragraph" style:parent-style-name="Table_20_Contents" style:list-style-name="L17">
      <style:text-properties fo:font-weight="normal" officeooo:rsid="00598ca0" officeooo:paragraph-rsid="00598ca0" style:font-weight-asian="normal" style:font-weight-complex="normal"/>
    </style:style>
    <style:style style:name="P81" style:family="paragraph" style:parent-style-name="Table_20_Contents" style:list-style-name="L17">
      <style:text-properties fo:font-weight="normal" officeooo:paragraph-rsid="00598ca0" style:font-weight-asian="normal" style:font-weight-complex="normal"/>
    </style:style>
    <style:style style:name="P82" style:family="paragraph" style:parent-style-name="Table_20_Contents" style:list-style-name="L8">
      <style:text-properties officeooo:paragraph-rsid="00393aee"/>
    </style:style>
    <style:style style:name="P83" style:family="paragraph" style:parent-style-name="Table_20_Contents" style:list-style-name="L9">
      <style:text-properties officeooo:paragraph-rsid="00393aee"/>
    </style:style>
    <style:style style:name="P84" style:family="paragraph" style:parent-style-name="Table_20_Contents" style:list-style-name="L10">
      <style:text-properties officeooo:paragraph-rsid="00393aee"/>
    </style:style>
    <style:style style:name="P85" style:family="paragraph" style:parent-style-name="Table_20_Contents" style:list-style-name="L11">
      <style:text-properties officeooo:paragraph-rsid="003c5692"/>
    </style:style>
    <style:style style:name="P86" style:family="paragraph" style:parent-style-name="Table_20_Contents">
      <style:text-properties officeooo:paragraph-rsid="00573181"/>
    </style:style>
    <style:style style:name="P87" style:family="paragraph" style:parent-style-name="Table_20_Contents">
      <style:text-properties officeooo:rsid="00573181" officeooo:paragraph-rsid="00573181"/>
    </style:style>
    <style:style style:name="P88" style:family="paragraph" style:parent-style-name="Table_20_Contents">
      <style:text-properties officeooo:rsid="00579296" officeooo:paragraph-rsid="00579296"/>
    </style:style>
    <style:style style:name="P89" style:family="paragraph" style:parent-style-name="Table_20_Contents" style:list-style-name="L16">
      <style:paragraph-properties fo:text-align="justify" style:justify-single-word="false"/>
      <style:text-properties officeooo:rsid="00579296" officeooo:paragraph-rsid="00579296"/>
    </style:style>
    <style:style style:name="P90" style:family="paragraph" style:parent-style-name="Table_20_Contents">
      <style:text-properties officeooo:paragraph-rsid="00579296"/>
    </style:style>
    <style:style style:name="P91" style:family="paragraph" style:parent-style-name="Table_20_Contents">
      <style:text-properties officeooo:paragraph-rsid="00393aee"/>
    </style:style>
    <style:style style:name="P92" style:family="paragraph" style:parent-style-name="Table_20_Contents">
      <style:paragraph-properties fo:text-align="justify" style:justify-single-word="false"/>
      <style:text-properties officeooo:paragraph-rsid="0037e94e"/>
    </style:style>
    <style:style style:name="P93" style:family="paragraph" style:parent-style-name="Table_20_Contents">
      <style:paragraph-properties fo:text-align="justify" style:justify-single-word="false"/>
      <style:text-properties officeooo:paragraph-rsid="00393aee"/>
    </style:style>
    <style:style style:name="P94" style:family="paragraph" style:parent-style-name="Table_20_Contents">
      <style:paragraph-properties fo:text-align="justify" style:justify-single-word="false"/>
      <style:text-properties officeooo:paragraph-rsid="00365b7f"/>
    </style:style>
    <style:style style:name="P95" style:family="paragraph" style:parent-style-name="Table_20_Contents" style:list-style-name="L16">
      <style:paragraph-properties fo:text-align="justify" style:justify-single-word="false"/>
      <style:text-properties officeooo:paragraph-rsid="00598ca0"/>
    </style:style>
    <style:style style:name="P96" style:family="paragraph" style:parent-style-name="Table_20_Contents">
      <style:text-properties officeooo:rsid="00598ca0" officeooo:paragraph-rsid="00598ca0"/>
    </style:style>
    <style:style style:name="P97" style:family="paragraph" style:parent-style-name="Table_20_Contents" style:list-style-name="L17">
      <style:text-properties officeooo:paragraph-rsid="00598c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3181" style:font-weight-asian="bold" style:font-weight-complex="bold"/>
    </style:style>
    <style:style style:name="T3" style:family="text">
      <style:text-properties fo:font-weight="bold" officeooo:rsid="00598ca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serif" fo:font-size="11.25pt"/>
    </style:style>
    <style:style style:name="T6" style:family="text">
      <style:text-properties fo:font-weight="normal" style:font-size-asian="10.5pt" style:font-weight-asian="normal" style:font-size-complex="12pt" style:font-weight-complex="normal"/>
    </style:style>
    <style:style style:name="T7" style:family="text">
      <style:text-properties fo:font-weight="normal" officeooo:rsid="00573181" style:font-weight-asian="normal" style:font-weight-complex="normal"/>
    </style:style>
    <style:style style:name="T8" style:family="text">
      <style:text-properties officeooo:rsid="00573181"/>
    </style:style>
    <style:style style:name="T9" style:family="text">
      <style:text-properties fo:font-style="italic" officeooo:rsid="00573181" style:font-style-asian="italic" style:font-style-complex="italic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579296"/>
    </style:style>
    <style:style style:name="T14" style:family="text">
      <style:text-properties style:font-size-asian="12pt"/>
    </style:style>
    <style:style style:name="T15" style:family="text">
      <style:text-properties officeooo:rsid="00573181" style:font-size-asian="12pt"/>
    </style:style>
    <style:style style:name="T16" style:family="text">
      <style:text-properties officeooo:rsid="00598ca0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75"><text:a xlink:type="simple" xlink:href="#__RefHeading__545_178293673" text:style-name="Index_20_Link" text:visited-style-name="Index_20_Link"><text:s/>1 Introdução<text:tab/>2</text:a></text:p>
          <text:p text:style-name="P76"><text:a xlink:type="simple" xlink:href="#__RefHeading__867_178293673" text:style-name="Index_20_Link" text:visited-style-name="Index_20_Link"><text:s/>1.1 Propósito<text:tab/>2</text:a></text:p>
          <text:p text:style-name="P76"><text:a xlink:type="simple" xlink:href="#__RefHeading__869_178293673" text:style-name="Index_20_Link" text:visited-style-name="Index_20_Link"><text:s/>1.2 Escopo<text:tab/>2</text:a></text:p>
          <text:p text:style-name="P76"><text:a xlink:type="simple" xlink:href="#__RefHeading__316_1718199057" text:style-name="Index_20_Link" text:visited-style-name="Index_20_Link"><text:s/>1.3 Visão Geral do Produto<text:tab/>2</text:a></text:p>
          <text:p text:style-name="P77"><text:a xlink:type="simple" xlink:href="#__RefHeading__318_1718199057" text:style-name="Index_20_Link" text:visited-style-name="Index_20_Link"><text:s/>1.3.1 Perspectiva do produto<text:tab/>2</text:a></text:p>
          <text:p text:style-name="P77"><text:a xlink:type="simple" xlink:href="#__RefHeading__320_1718199057" text:style-name="Index_20_Link" text:visited-style-name="Index_20_Link"><text:s/>1.3.2 Funções do produto<text:tab/>2</text:a></text:p>
          <text:p text:style-name="P77"><text:a xlink:type="simple" xlink:href="#__RefHeading__322_1718199057" text:style-name="Index_20_Link" text:visited-style-name="Index_20_Link"><text:s/>1.3.3 Características dos usuários<text:tab/>2</text:a></text:p>
          <text:p text:style-name="P77"><text:a xlink:type="simple" xlink:href="#__RefHeading__324_1718199057" text:style-name="Index_20_Link" text:visited-style-name="Index_20_Link"><text:s/>1.3.4 Restrições<text:tab/>2</text:a></text:p>
          <text:p text:style-name="P76"><text:a xlink:type="simple" xlink:href="#__RefHeading__326_1718199057" text:style-name="Index_20_Link" text:visited-style-name="Index_20_Link"><text:s/>1.4 Definições<text:tab/>3</text:a></text:p>
          <text:p text:style-name="P75"><text:a xlink:type="simple" xlink:href="#__RefHeading__755_178293673" text:style-name="Index_20_Link" text:visited-style-name="Index_20_Link"><text:s/>2 Referências<text:tab/>3</text:a></text:p>
          <text:p text:style-name="P75"><text:a xlink:type="simple" xlink:href="#__RefHeading__757_178293673" text:style-name="Index_20_Link" text:visited-style-name="Index_20_Link"><text:s/>3 Especificação de Requisitos<text:tab/>3</text:a></text:p>
          <text:p text:style-name="P76"><text:a xlink:type="simple" xlink:href="#__RefHeading__873_178293673" text:style-name="Index_20_Link" text:visited-style-name="Index_20_Link"><text:s/>3.1 Interfaces externas<text:tab/>3</text:a></text:p>
          <text:p text:style-name="P76"><text:a xlink:type="simple" xlink:href="#__RefHeading__875_178293673" text:style-name="Index_20_Link" text:visited-style-name="Index_20_Link"><text:s/>3.2 Funções<text:tab/>3</text:a></text:p>
          <text:p text:style-name="P76"><text:a xlink:type="simple" xlink:href="#__RefHeading__877_178293673" text:style-name="Index_20_Link" text:visited-style-name="Index_20_Link"><text:s/>3.3 Requisitos de usabilidade<text:tab/>8</text:a></text:p>
          <text:p text:style-name="P76"><text:a xlink:type="simple" xlink:href="#__RefHeading__1192_629013588" text:style-name="Index_20_Link" text:visited-style-name="Index_20_Link"><text:s/>3.4 Requisitos de performance<text:tab/>8</text:a></text:p>
          <text:p text:style-name="P76"><text:a xlink:type="simple" xlink:href="#__RefHeading__881_178293673" text:style-name="Index_20_Link" text:visited-style-name="Index_20_Link"><text:s/>3.5 Requisitos de banco de dados lógico<text:tab/>9</text:a></text:p>
          <text:p text:style-name="P76"><text:a xlink:type="simple" xlink:href="#__RefHeading__883_178293673" text:style-name="Index_20_Link" text:visited-style-name="Index_20_Link"><text:s/>3.6 Restrições de projeto<text:tab/>9</text:a></text:p>
          <text:p text:style-name="P76"><text:a xlink:type="simple" xlink:href="#__RefHeading__885_178293673" text:style-name="Index_20_Link" text:visited-style-name="Index_20_Link"><text:s/>3.7 Atributos do sistema<text:tab/>9</text:a></text:p>
          <text:p text:style-name="P76"><text:a xlink:type="simple" xlink:href="#__RefHeading__887_178293673" text:style-name="Index_20_Link" text:visited-style-name="Index_20_Link"><text:s/>3.8 Informações de apoio<text:tab/>9</text:a></text:p>
          <text:p text:style-name="P75"><text:a xlink:type="simple" xlink:href="#__RefHeading__759_178293673" text:style-name="Index_20_Link" text:visited-style-name="Index_20_Link"><text:s/>4 Verificação<text:tab/>9</text:a></text:p>
          <text:p text:style-name="P75"><text:a xlink:type="simple" xlink:href="#__RefHeading__761_178293673" text:style-name="Index_20_Link" text:visited-style-name="Index_20_Link"><text:s/>5 Apêndices<text:tab/>10</text:a></text:p>
          <text:p text:style-name="P76"><text:a xlink:type="simple" xlink:href="#__RefHeading__1160_1761843606" text:style-name="Index_20_Link" text:visited-style-name="Index_20_Link"><text:s/>5.1 Suposições e dependências<text:tab/>10</text:a></text:p>
          <text:p text:style-name="P76"><text:a xlink:type="simple" xlink:href="#__RefHeading__3152_1001776576" text:style-name="Index_20_Link" text:visited-style-name="Index_20_Link"><text:s/>5.2 Acrônimos e abreviações<text:tab/>10</text:a></text:p>
          <text:p text:style-name="P76"><text:a xlink:type="simple" xlink:href="#__RefHeading__3154_1001776576" text:style-name="Index_20_Link" text:visited-style-name="Index_20_Link">e-MAG: Modelo de Acessibilidade em Governo Eletrônico<text:tab/>10</text:a></text:p>
        </text:index-body>
      </text:table-of-content>
      <text:p text:style-name="P1"/>
      <text:h text:style-name="P67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12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11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8" text:outline-level="2"><text:bookmark-start text:name="__RefHeading__316_1718199057"/>Visão Geral do Produto<text:bookmark-end text:name="__RefHeading__316_1718199057"/></text:h>
      <text:h text:style-name="P73" text:outline-level="3"><text:bookmark-start text:name="__RefHeading__318_1718199057"/>Perspectiva do produto<text:bookmark-end text:name="__RefHeading__318_1718199057"/></text:h>
      <text:p text:style-name="P14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73" text:outline-level="3"><text:bookmark-start text:name="__RefHeading__320_1718199057"/>Funções do produto<text:bookmark-end text:name="__RefHeading__320_1718199057"/></text:h>
      <text:p text:style-name="P14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14"><text:tab/>A base de dados da Biblioteca da Universidade poderá ser consultada para facilitar a indicação das bibliografias dos planos, indicando exemplares disponíveis na unidade setorial. </text:p>
      <text:h text:style-name="P73" text:outline-level="3"><text:bookmark-start text:name="__RefHeading__322_1718199057"/>Características dos usuários<text:bookmark-end text:name="__RefHeading__322_1718199057"/></text:h>
      <text:p text:style-name="P13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13"><text:span text:style-name="T1">Professores</text:span>: Os professores serão responsáveis pela criação e edição dos planos de aula das disciplinas em que foram designados. </text:p>
      <text:h text:style-name="P74" text:outline-level="3"><text:bookmark-start text:name="__RefHeading__324_1718199057"/>Restrições<text:bookmark-end text:name="__RefHeading__324_1718199057"/></text:h>
      <text:p text:style-name="P25"/>
      <text:p text:style-name="P15"><text:tab/>Espera-se que o SIPA possa ser executado de forma satisfatória em:</text:p>
      <text:list xml:id="list2426387687895346326" text:style-name="L1">
        <text:list-item>
          <text:p text:style-name="P52">servidor com as seguintes configurações:</text:p>
        </text:list-item>
      </text:list>
      <text:list xml:id="list4937034301775959745" text:style-name="L2">
        <text:list-item>
          <text:p text:style-name="P56">Processador</text:p>
        </text:list-item>
        <text:list-item>
          <text:p text:style-name="P56">X GB de memória RAM</text:p>
        </text:list-item>
        <text:list-item>
          <text:p text:style-name="P56">Y de armazenamento</text:p>
        </text:list-item>
        <text:list-item>
          <text:p text:style-name="P56"><text:soft-page-break/>Servidor de aplicações TomCat</text:p>
        </text:list-item>
        <text:list-item>
          <text:p text:style-name="P56">Rede com velocidade 1Gbit/s</text:p>
        </text:list-item>
      </text:list>
      <text:list xml:id="list1929508522619240844" text:style-name="L3">
        <text:list-item>
          <text:p text:style-name="P57">Sistema operacional:</text:p>
        </text:list-item>
      </text:list>
      <text:list xml:id="list7224700074351361662" text:style-name="L4">
        <text:list-item>
          <text:p text:style-name="P58">Open suse.... </text:p>
        </text:list-item>
        <text:list-item>
          <text:p text:style-name="P58">64 bits....</text:p>
        </text:list-item>
      </text:list>
      <text:p text:style-name="P25"><text:tab/></text:p>
      <text:p text:style-name="P17"><text:tab/>Espera-se ainda que o sistema possa ser acessado por vários utilizadores simultaneamente sem perda considerável de desempenho. </text:p>
      <text:h text:style-name="P69" text:outline-level="2"><text:bookmark-start text:name="__RefHeading__326_1718199057"/>Definições<text:bookmark-end text:name="__RefHeading__326_1718199057"/></text:h>
      <text:p text:style-name="P17"/>
      <text:list xml:id="list6325607836127996711" text:style-name="L5">
        <text:list-item>
          <text:p text:style-name="P59"/>
        </text:list-item>
      </text:list>
      <text:h text:style-name="Heading_20_1" text:outline-level="1"><text:bookmark-start text:name="__RefHeading__755_178293673"/>Referências<text:bookmark-end text:name="__RefHeading__755_178293673"/></text:h>
      <text:list xml:id="list3194677106003131893" text:style-name="L6">
        <text:list-item>
          <text:p text:style-name="P53">RGCG – Regulamento Geral dos Cursos de Graduação da UFG aprovado pela Resolução CEPEC nº 1122/2012.</text:p>
        </text:list-item>
        <text:list-item>
          <text:p text:style-name="P54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1"><text:tab/>O SIPA poderá ser acessado por múltiplos usuários num mesmo instante. O usuário poderá utilizar o sistema através de qualquer máquina com acesso a rede onde o sistema estiver instalado. </text:p>
      <text:p text:style-name="P16"><text:tab/>Além da comunicação direta com o usuário o SIPA deverá enviar e receber informações de outros sistemas. O primeiro sistema que deverá ser acessado é o da biblioteca. O SIPA deverá ser capaz de buscar por obras e volumes disponíveis no sistema da biblioteca. O SIPA enviará um termo de busca para o sistema que retornará com o resultado da consulta.</text:p>
      <text:p text:style-name="P16"><text:tab/>O SIPA deverá também trabalhar com um sistema de notificações para gerar alertas de avaliações a professores. O SIPA enviará os dados da avaliação e do professor a ser notificado, a notificação em si ficará a cargo do outro sistema.</text:p>
      <text:p text:style-name="P16"><text:tab/>Por fim, para evitar uma grande quantidade de usuários e senhas e a dificuldade que isso traz, <text:s/>a autenticação do SIPA dar-se-á por meio de um sistema de autenticação comum a todos os sistemas utilizados na Universidade Federal de Goiás.</text:p>
      <text:p text:style-name="P20"/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9">Identificação</text:p>
          </table:table-cell>
          <table:table-cell table:style-name="Table3.A1" office:value-type="string">
            <text:p text:style-name="P29">Função</text:p>
          </table:table-cell>
          <table:table-cell table:style-name="Table3.A1" office:value-type="string">
            <text:p text:style-name="P29">Prioridade</text:p>
          </table:table-cell>
          <table:table-cell table:style-name="Table3.A1" office:value-type="string">
            <text:p text:style-name="P29">Dependência</text:p>
          </table:table-cell>
          <table:table-cell table:style-name="Table3.A1" office:value-type="string">
            <text:p text:style-name="P29">Risco</text:p>
          </table:table-cell>
          <table:table-cell table:style-name="Table3.A1" office:value-type="string">
            <text:p text:style-name="P29">Fonte</text:p>
          </table:table-cell>
          <table:table-cell table:style-name="Table3.G1" office:value-type="string">
            <text:p text:style-name="P29">Dificuldade</text:p>
          </table:table-cell>
        </table:table-row>
        <table:table-row>
          <table:table-cell table:style-name="Table3.A2" office:value-type="string">
            <text:p text:style-name="P29">RF01</text:p>
          </table:table-cell>
          <table:table-cell table:style-name="Table3.A2" office:value-type="string">
            <text:p text:style-name="P29">Cadastrar plano de aula</text:p>
          </table:table-cell>
          <table:table-cell table:style-name="Table3.A2" office:value-type="string">
            <text:p text:style-name="P29">Essencial</text:p>
          </table:table-cell>
          <table:table-cell table:style-name="Table3.A2" office:value-type="string">
            <text:p text:style-name="P29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Baixa</text:p>
          </table:table-cell>
        </table:table-row>
        <text:soft-page-break/>
        <table:table-row>
          <table:table-cell table:style-name="Table3.A2" office:value-type="string">
            <text:p text:style-name="P29">RF02</text:p>
          </table:table-cell>
          <table:table-cell table:style-name="Table3.A2" office:value-type="string">
            <text:p text:style-name="P29">Editar plano de aula</text:p>
          </table:table-cell>
          <table:table-cell table:style-name="Table3.A2" office:value-type="string">
            <text:p text:style-name="P29">Essencial</text:p>
          </table:table-cell>
          <table:table-cell table:style-name="Table3.A2" office:value-type="string">
            <text:p text:style-name="P29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Baixa</text:p>
          </table:table-cell>
        </table:table-row>
        <table:table-row>
          <table:table-cell table:style-name="Table3.A2" office:value-type="string">
            <text:p text:style-name="P30">RF03</text:p>
          </table:table-cell>
          <table:table-cell table:style-name="Table3.A2" office:value-type="string">
            <text:p text:style-name="P30">Cadastro de cronograma </text:p>
          </table:table-cell>
          <table:table-cell table:style-name="Table3.A2" office:value-type="string">
            <text:p text:style-name="P31">Importante</text:p>
          </table:table-cell>
          <table:table-cell table:style-name="Table3.A2" office:value-type="string">
            <text:p text:style-name="P30">RF01</text:p>
          </table:table-cell>
          <table:table-cell table:style-name="Table3.A2" office:value-type="string">
            <text:p text:style-name="P35">RF01</text:p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0">Média</text:p>
          </table:table-cell>
        </table:table-row>
        <table:table-row>
          <table:table-cell table:style-name="Table3.A2" office:value-type="string">
            <text:p text:style-name="P31">RF04</text:p>
          </table:table-cell>
          <table:table-cell table:style-name="Table3.A2" office:value-type="string">
            <text:p text:style-name="P31">Cadastro de data de avaliação</text:p>
          </table:table-cell>
          <table:table-cell table:style-name="Table3.A2" office:value-type="string">
            <text:p text:style-name="P31">Importante</text:p>
          </table:table-cell>
          <table:table-cell table:style-name="Table3.A2" office:value-type="string">
            <text:p text:style-name="P31">RF01</text:p>
          </table:table-cell>
          <table:table-cell table:style-name="Table3.A2" office:value-type="string">
            <text:p text:style-name="P35">RF01</text:p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Média</text:p>
          </table:table-cell>
        </table:table-row>
        <table:table-row>
          <table:table-cell table:style-name="Table3.A2" office:value-type="string">
            <text:p text:style-name="P31">RF05</text:p>
          </table:table-cell>
          <table:table-cell table:style-name="Table3.A2" office:value-type="string">
            <text:p text:style-name="P31">Cadastro de bibliografia</text:p>
          </table:table-cell>
          <table:table-cell table:style-name="Table3.A2" office:value-type="string">
            <text:p text:style-name="P31">Importante</text:p>
          </table:table-cell>
          <table:table-cell table:style-name="Table3.A2" office:value-type="string">
            <text:p text:style-name="P31">RF01</text:p>
          </table:table-cell>
          <table:table-cell table:style-name="Table3.A2" office:value-type="string">
            <text:p text:style-name="P35">RF01</text:p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Média</text:p>
          </table:table-cell>
        </table:table-row>
        <table:table-row>
          <table:table-cell table:style-name="Table3.A2" office:value-type="string">
            <text:p text:style-name="P31">RF06</text:p>
          </table:table-cell>
          <table:table-cell table:style-name="Table3.A2" office:value-type="string">
            <text:p text:style-name="P31">Buscar bibliografia na biblioteca</text:p>
          </table:table-cell>
          <table:table-cell table:style-name="Table3.A2" office:value-type="string">
            <text:p text:style-name="P31">Importante</text:p>
          </table:table-cell>
          <table:table-cell table:style-name="Table3.A2" office:value-type="string">
            <text:p text:style-name="P31">RF05</text:p>
          </table:table-cell>
          <table:table-cell table:style-name="Table3.A2" office:value-type="string">
            <text:p text:style-name="P35">RF05</text:p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Alta</text:p>
          </table:table-cell>
        </table:table-row>
        <table:table-row>
          <table:table-cell table:style-name="Table3.A2" office:value-type="string">
            <text:p text:style-name="P31">RF07</text:p>
          </table:table-cell>
          <table:table-cell table:style-name="Table3.A2" office:value-type="string">
            <text:p text:style-name="P31">Imprimir plano de aula</text:p>
          </table:table-cell>
          <table:table-cell table:style-name="Table3.A2" office:value-type="string">
            <text:p text:style-name="P31">Importante</text:p>
          </table:table-cell>
          <table:table-cell table:style-name="Table3.A2" office:value-type="string">
            <text:p text:style-name="P3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Baixa</text:p>
          </table:table-cell>
        </table:table-row>
        <table:table-row>
          <table:table-cell table:style-name="Table3.A2" office:value-type="string">
            <text:p text:style-name="P31">RF08</text:p>
          </table:table-cell>
          <table:table-cell table:style-name="Table3.A2" office:value-type="string">
            <text:p text:style-name="P31">Notificar professor sobre avaliações</text:p>
          </table:table-cell>
          <table:table-cell table:style-name="Table3.A2" office:value-type="string">
            <text:p text:style-name="P31">Desejável</text:p>
          </table:table-cell>
          <table:table-cell table:style-name="Table3.A2" office:value-type="string">
            <text:p text:style-name="P31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Alta</text:p>
          </table:table-cell>
        </table:table-row>
        <table:table-row>
          <table:table-cell table:style-name="Table3.A2" office:value-type="string">
            <text:p text:style-name="P31">RF09</text:p>
          </table:table-cell>
          <table:table-cell table:style-name="Table3.A2" office:value-type="string">
            <text:p text:style-name="P31">Gerar calendários consolidados de avaliações</text:p>
          </table:table-cell>
          <table:table-cell table:style-name="Table3.A2" office:value-type="string">
            <text:p text:style-name="P31">Importante</text:p>
          </table:table-cell>
          <table:table-cell table:style-name="Table3.A2" office:value-type="string">
            <text:p text:style-name="P31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8">Fábio N.</text:p>
          </table:table-cell>
          <table:table-cell table:style-name="Table3.G2" office:value-type="string">
            <text:p text:style-name="P31">Média</text:p>
          </table:table-cell>
        </table:table-row>
        <table:table-row>
          <table:table-cell table:style-name="Table3.A2" office:value-type="string">
            <text:p text:style-name="P88">RF10</text:p>
          </table:table-cell>
          <table:table-cell table:style-name="Table3.A2" office:value-type="string">
            <text:p text:style-name="P96">Concluir plano de aula</text:p>
          </table:table-cell>
          <table:table-cell table:style-name="Table3.A2" office:value-type="string">
            <text:p text:style-name="P96">Importante</text:p>
          </table:table-cell>
          <table:table-cell table:style-name="Table3.A2" office:value-type="string">
            <text:p text:style-name="P96">RF05, 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6">Fábio N.</text:p>
          </table:table-cell>
          <table:table-cell table:style-name="Table3.G2" office:value-type="string">
            <text:p text:style-name="P96">Baixa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21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Objetivo</text:p>
          </table:table-cell>
          <table:table-cell table:style-name="Table4.B1" office:value-type="string">
            <text:p text:style-name="P29">Cadastrar plano de aula</text:p>
          </table:table-cell>
        </table:table-row>
        <table:table-row>
          <table:table-cell table:style-name="Table4.A2" office:value-type="string">
            <text:p text:style-name="P29">Requisito</text:p>
          </table:table-cell>
          <table:table-cell table:style-name="Table4.B2" office:value-type="string">
            <text:p text:style-name="P29">RF01</text:p>
          </table:table-cell>
        </table:table-row>
        <table:table-row>
          <table:table-cell table:style-name="Table4.A2" office:value-type="string">
            <text:p text:style-name="P29">Descrição</text:p>
          </table:table-cell>
          <table:table-cell table:style-name="Table4.B2" office:value-type="string">
            <text:p text:style-name="P30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9">Fluxo básico</text:p>
          </table:table-cell>
          <table:table-cell table:style-name="Table4.B2" office:value-type="string">
            <text:p text:style-name="P30">O coordenador selecionará uma disciplina e pelo menos um professor. Clicar em “Criar plano”;</text:p>
            <text:p text:style-name="P30">O plano deverá conter as seguintes informações:</text:p>
            <text:list xml:id="list7928946787230515323" text:style-name="L7">
              <text:list-item>
                <text:p text:style-name="P78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78">Objetivos: Objetivo Geral, Objetivo Específico e Relação com outras Disciplinas. (texto livre)</text:p>
              </text:list-item>
              <text:list-item>
                <text:p text:style-name="P78">Cronograma: <text:span text:style-name="T1">[ver requisito RF03]</text:span></text:p>
              </text:list-item>
              <text:list-item>
                <text:p text:style-name="P79">Avaliação: Critério de avaliação (texto livre) e Data da realização das provas [<text:span text:style-name="T1">ver requisito RF04]</text:span></text:p>
              </text:list-item>
              <text:list-item>
                <text:p text:style-name="P79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79">Programa: Programa da disciplinas (texto livre)</text:p>
              </text:list-item>
              <text:list-item>
                <text:p text:style-name="P79">Parecer: ???</text:p>
              </text:list-item>
            </text:list>
            <text:p text:style-name="P32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9">Fluxo alternativo</text:p>
          </table:table-cell>
          <table:table-cell table:style-name="Table4.B2" office:value-type="string">
            <text:p text:style-name="P90"><text:span text:style-name="T13">Fluxo alternativo 1:</text:span>O sistema emitirá um aviso se o coordenador não informar a disciplina ou pelo menos um professor. </text:p>
            <text:p text:style-name="P88">Fluxo alternativo 2: O coordenador poderá cancelar o cadastro da disciplina antes de ter sido concluído. Para isso deverá durante o cadastro selecionar a opção “Cancelar”. </text:p>
          </table:table-cell>
        </table:table-row>
        <text:soft-page-break/>
        <table:table-row>
          <table:table-cell table:style-name="Table4.A2" office:value-type="string">
            <text:p text:style-name="P29">Entradas</text:p>
          </table:table-cell>
          <table:table-cell table:style-name="Table4.B2" office:value-type="string">
            <text:p text:style-name="P29">Disciplina e professor(es).</text:p>
          </table:table-cell>
        </table:table-row>
        <table:table-row>
          <table:table-cell table:style-name="Table4.A2" office:value-type="string">
            <text:p text:style-name="P29">Pré-condição</text:p>
          </table:table-cell>
          <table:table-cell table:style-name="Table4.B2" office:value-type="string">
            <text:p text:style-name="P29">O coordenador deverá estar logado no sistema. </text:p>
          </table:table-cell>
        </table:table-row>
        <table:table-row>
          <table:table-cell table:style-name="Table4.A2" office:value-type="string">
            <text:p text:style-name="P29">Pós-condição</text:p>
          </table:table-cell>
          <table:table-cell table:style-name="Table4.B2" office:value-type="string">
            <text:p text:style-name="P29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0">Objetivo</text:p>
          </table:table-cell>
          <table:table-cell table:style-name="Tabela1.B1" office:value-type="string">
            <text:p text:style-name="P30">Editar plano de aula</text:p>
          </table:table-cell>
        </table:table-row>
        <table:table-row>
          <table:table-cell table:style-name="Tabela1.A2" office:value-type="string">
            <text:p text:style-name="P30">Requisito</text:p>
          </table:table-cell>
          <table:table-cell table:style-name="Tabela1.B2" office:value-type="string">
            <text:p text:style-name="P30">RF02</text:p>
          </table:table-cell>
        </table:table-row>
        <table:table-row>
          <table:table-cell table:style-name="Tabela1.A2" office:value-type="string">
            <text:p text:style-name="P30">Descrição</text:p>
          </table:table-cell>
          <table:table-cell table:style-name="Tabela1.B2" office:value-type="string">
            <text:p text:style-name="P30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30">Fluxo básico</text:p>
          </table:table-cell>
          <table:table-cell table:style-name="Tabela1.B2" office:value-type="string">
            <text:p text:style-name="P94">O professor selecionará o plano que deseja alterar;</text:p>
            <text:p text:style-name="P94">O sistema deverá abrir uma página do plano que deverá conter as informações descritas no RF01;</text:p>
            <text:p text:style-name="P94">O professor poderá editar todas as informações, com exceção das informações do tipo “Principal” que serão carregadas automaticamente. </text:p>
            <text:p text:style-name="P92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30">Fluxo alternativo</text:p>
          </table:table-cell>
          <table:table-cell table:style-name="Tabela1.B2" office:value-type="string">
            <text:p text:style-name="P92">Fluxo alternativo 1: O professor poderá salvar o plano para edição futura. Para isso deverá clicar na opção “Salvar”; O plano ficará aberto permitindo edição futura.</text:p>
            <text:p text:style-name="P92">Fluxo alternativo 2: O professor poderá reabrir um plano concluído. Para isso deverá clicar na opção “Reabrir”; O plano terá seu status alterado para “Aberto” e permitirá que o professor altere suas informações.</text:p>
            <text:p text:style-name="P93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considerar<text:span text:style-name="T13">á</text:span> a última alteração realizada. </text:p>
            <text:p text:style-name="P92"/>
          </table:table-cell>
        </table:table-row>
        <table:table-row>
          <table:table-cell table:style-name="Tabela1.A2" office:value-type="string">
            <text:p text:style-name="P30">Entradas</text:p>
          </table:table-cell>
          <table:table-cell table:style-name="Tabela1.B2" office:value-type="string">
            <text:p text:style-name="P31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30">Pré-condição</text:p>
          </table:table-cell>
          <table:table-cell table:style-name="Tabela1.B2" office:value-type="string">
            <text:list xml:id="list1351605880583047723" text:style-name="L16">
              <text:list-item>
                <text:p text:style-name="P95">O professor deverá ser um dos responsáveis pela turma referente ao plano que deseja editar; </text:p>
              </text:list-item>
              <text:list-item>
                <text:p text:style-name="P95"><text:span text:style-name="T16">O</text:span> <text:span text:style-name="T16">plano não poderá estar com status “Fechado”.</text:span></text:p>
              </text:list-item>
              <text:list-item>
                <text:p text:style-name="P89">O plano poderá ser editado no máximo 15 dias após o início da disciplina. (Verificar seção 5.1 Suposições e Dependências).</text:p>
              </text:list-item>
            </text:list>
          </table:table-cell>
        </table:table-row>
        <table:table-row>
          <table:table-cell table:style-name="Tabela1.A2" office:value-type="string">
            <text:p text:style-name="P30">Pós-condição</text:p>
          </table:table-cell>
          <table:table-cell table:style-name="Tabela1.B2" office:value-type="string">
            <text:p text:style-name="P30"/>
          </table:table-cell>
        </table:table-row>
      </table:table>
      <text:p text:style-name="P22"/>
      <text:p text:style-name="P2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1">Objetivo</text:p>
          </table:table-cell>
          <table:table-cell table:style-name="Tabela2.B1" office:value-type="string">
            <text:p text:style-name="P33">Cadastro de cronograma </text:p>
          </table:table-cell>
        </table:table-row>
        <table:table-row>
          <table:table-cell table:style-name="Tabela2.A2" office:value-type="string">
            <text:p text:style-name="P31">Requisito</text:p>
          </table:table-cell>
          <table:table-cell table:style-name="Tabela2.B2" office:value-type="string">
            <text:p text:style-name="P31">RF03</text:p>
          </table:table-cell>
        </table:table-row>
        <table:table-row>
          <table:table-cell table:style-name="Tabela2.A2" office:value-type="string">
            <text:p text:style-name="P31">Descrição</text:p>
          </table:table-cell>
          <table:table-cell table:style-name="Tabela2.B2" office:value-type="string">
            <text:p text:style-name="P33">O cadastro de cronograma deverá ser feito por itens. </text:p>
          </table:table-cell>
        </table:table-row>
        <table:table-row>
          <table:table-cell table:style-name="Tabela2.A2" office:value-type="string">
            <text:p text:style-name="P31">Fluxo básico</text:p>
          </table:table-cell>
          <table:table-cell table:style-name="Tabela2.B2" office:value-type="string">
            <text:p text:style-name="P33">O professor selecionará a opção de adicionar item ao cronograma;</text:p>
            <text:p text:style-name="P33">O item deverá conter: </text:p>
            <text:list xml:id="list5561340946778478110" text:style-name="L8">
              <text:list-item>
                <text:p text:style-name="P82">data de início (data obrigatória);</text:p>
              </text:list-item>
              <text:list-item>
                <text:p text:style-name="P82">tópico (texto livre obrigatório);</text:p>
              </text:list-item>
            </text:list>
            <text:p text:style-name="P33"><text:soft-page-break/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31">Fluxo alternativo</text:p>
          </table:table-cell>
          <table:table-cell table:style-name="Tabela2.B2" office:value-type="string">
            <text:p text:style-name="P33">O professor poderá cancelar a inclusão do item ao cronograma;</text:p>
            <text:p text:style-name="P33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31">Entradas</text:p>
          </table:table-cell>
          <table:table-cell table:style-name="Tabela2.B2" office:value-type="string">
            <text:p text:style-name="P33">Data de início e tópico. </text:p>
          </table:table-cell>
        </table:table-row>
        <table:table-row>
          <table:table-cell table:style-name="Tabela2.A2" office:value-type="string">
            <text:p text:style-name="P31">Pré-condição</text:p>
          </table:table-cell>
          <table:table-cell table:style-name="Tabela2.B2" office:value-type="string">
            <text:p text:style-name="P31"/>
          </table:table-cell>
        </table:table-row>
        <table:table-row>
          <table:table-cell table:style-name="Tabela2.A2" office:value-type="string">
            <text:p text:style-name="P31">Pós-condição</text:p>
          </table:table-cell>
          <table:table-cell table:style-name="Tabela2.B2" office:value-type="string">
            <text:p text:style-name="P33">(é possível cadastrar mais de um tópico iniciando no mesmo dia??)</text:p>
          </table:table-cell>
        </table:table-row>
      </table:table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Objetivo</text:p>
          </table:table-cell>
          <table:table-cell table:style-name="Tabela3.B1" office:value-type="string">
            <text:p text:style-name="P33">Cadastro de data de avaliação</text:p>
          </table:table-cell>
        </table:table-row>
        <table:table-row>
          <table:table-cell table:style-name="Tabela3.A2" office:value-type="string">
            <text:p text:style-name="P31">Requisito</text:p>
          </table:table-cell>
          <table:table-cell table:style-name="Tabela3.B2" office:value-type="string">
            <text:p text:style-name="P31">RF04</text:p>
          </table:table-cell>
        </table:table-row>
        <table:table-row>
          <table:table-cell table:style-name="Tabela3.A2" office:value-type="string">
            <text:p text:style-name="P31">Descrição</text:p>
          </table:table-cell>
          <table:table-cell table:style-name="Tabela3.B2" office:value-type="string">
            <text:p text:style-name="P33">As avaliações deverão ser cadastradas item a item.</text:p>
          </table:table-cell>
        </table:table-row>
        <table:table-row>
          <table:table-cell table:style-name="Tabela3.A2" office:value-type="string">
            <text:p text:style-name="P31">Fluxo básico</text:p>
          </table:table-cell>
          <table:table-cell table:style-name="Tabela3.B2" office:value-type="string">
            <text:p text:style-name="P33">O professor selecionará a opção de adicionar uma avaliação;</text:p>
            <text:p text:style-name="P33"><text:span text:style-name="T13">A</text:span> avaliação deverá conter: </text:p>
            <text:list xml:id="list605814333184124779" text:style-name="L9">
              <text:list-item>
                <text:p text:style-name="P83">nome da avaliação (texto livre, obrigatório);</text:p>
              </text:list-item>
              <text:list-item>
                <text:p text:style-name="P83">data da avaliação (data, obrigatório);</text:p>
              </text:list-item>
              <text:list-item>
                <text:p text:style-name="P83"><text:s/>observação (texto livre, não obrigatório);</text:p>
              </text:list-item>
            </text:list>
            <text:p text:style-name="P33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31">Fluxo alternativo</text:p>
          </table:table-cell>
          <table:table-cell table:style-name="Tabela3.B2" office:value-type="string">
            <text:p text:style-name="P33"><text:span text:style-name="T13">Fluxo alternativo 1: </text:span>O professor poderá cancelar a inclusão da avaliação. Para isso ele deverá utilizar uma opção de cancelar antes de salvar o item;</text:p>
            <text:p text:style-name="P88">Fluxo alternativo 2: Caso exista mais de uma avaliação no mesmo dia, seja para a turma a qual a disciplina é ministrada, seja para o professor o qual ministra a disciplina, o sistema emitirá um aviso. Tal aviso serve a título de alerta, o sistema não impedirá o cadastro. </text:p>
          </table:table-cell>
        </table:table-row>
        <table:table-row>
          <table:table-cell table:style-name="Tabela3.A2" office:value-type="string">
            <text:p text:style-name="P31">Entradas</text:p>
          </table:table-cell>
          <table:table-cell table:style-name="Tabela3.B2" office:value-type="string">
            <text:p text:style-name="P33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31">Pré-condição</text:p>
          </table:table-cell>
          <table:table-cell table:style-name="Tabela3.B2" office:value-type="string">
            <text:p text:style-name="P31"/>
          </table:table-cell>
        </table:table-row>
        <table:table-row>
          <table:table-cell table:style-name="Tabela3.A2" office:value-type="string">
            <text:p text:style-name="P31">Pós-condição</text:p>
          </table:table-cell>
          <table:table-cell table:style-name="Tabela3.B2" office:value-type="string">
            <text:p text:style-name="P39"/>
          </table:table-cell>
        </table:table-row>
      </table:table>
      <text:p text:style-name="P23"/>
      <text:p text:style-name="P2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Objetivo</text:p>
          </table:table-cell>
          <table:table-cell table:style-name="Tabela4.B1" office:value-type="string">
            <text:p text:style-name="P33">Cadastro de bibliografia</text:p>
          </table:table-cell>
        </table:table-row>
        <table:table-row>
          <table:table-cell table:style-name="Tabela4.A2" office:value-type="string">
            <text:p text:style-name="P31">Requisito</text:p>
          </table:table-cell>
          <table:table-cell table:style-name="Tabela4.B2" office:value-type="string">
            <text:p text:style-name="P31">RF05</text:p>
          </table:table-cell>
        </table:table-row>
        <table:table-row>
          <table:table-cell table:style-name="Tabela4.A2" office:value-type="string">
            <text:p text:style-name="P31">Descrição</text:p>
          </table:table-cell>
          <table:table-cell table:style-name="Tabela4.B2" office:value-type="string">
            <text:p text:style-name="P33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31">Fluxo básico</text:p>
          </table:table-cell>
          <table:table-cell table:style-name="Tabela4.B2" office:value-type="string">
            <text:p text:style-name="P33">O professor selecionará a opção de adicionar item a bibliografia, seja essa: básica, complementar ou sugerida;</text:p>
            <text:p text:style-name="P33">O item da bibliografia deverá conter:</text:p>
            <text:list xml:id="list2986497557694907439" text:style-name="L10">
              <text:list-item>
                <text:p text:style-name="P84">nome da obra (texto livre, obrigatório)</text:p>
              </text:list-item>
            </text:list>
            <text:p text:style-name="P33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31">Fluxo alternativo</text:p>
          </table:table-cell>
          <table:table-cell table:style-name="Tabela4.B2" office:value-type="string">
            <text:p text:style-name="P33">Fluxo alternativo 1:O professor poderá buscar o item no sistema da biblioteca:</text:p>
            <text:p text:style-name="P33">[Ver requisito RF06]</text:p>
            <text:p text:style-name="P33">Fluxo alternativo 2:</text:p>
            <text:p text:style-name="P33">O professor poderá cancelar a inclusão do item de bibliografia.</text:p>
            <text:p text:style-name="P33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31">Entradas</text:p>
          </table:table-cell>
          <table:table-cell table:style-name="Tabela4.B2" office:value-type="string">
            <text:p text:style-name="P33">Nome do item a ser incluído ou termo a ser pesquisado;</text:p>
          </table:table-cell>
        </table:table-row>
        <text:soft-page-break/>
        <table:table-row>
          <table:table-cell table:style-name="Tabela4.A2" office:value-type="string">
            <text:p text:style-name="P31">Pré-condição</text:p>
          </table:table-cell>
          <table:table-cell table:style-name="Tabela4.B2" office:value-type="string">
            <text:p text:style-name="P31"/>
          </table:table-cell>
        </table:table-row>
        <table:table-row>
          <table:table-cell table:style-name="Tabela4.A2" office:value-type="string">
            <text:p text:style-name="P31">Pós-condição</text:p>
          </table:table-cell>
          <table:table-cell table:style-name="Tabela4.B2" office:value-type="string">
            <text:p text:style-name="P31"/>
          </table:table-cell>
        </table:table-row>
      </table:table>
      <text:p text:style-name="P2"/>
      <text:p text:style-name="P2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1">Objetivo</text:p>
          </table:table-cell>
          <table:table-cell table:style-name="Tabela5.B1" office:value-type="string">
            <text:p text:style-name="P34">Buscar bibliografia na biblioteca</text:p>
          </table:table-cell>
        </table:table-row>
        <table:table-row>
          <table:table-cell table:style-name="Tabela5.A2" office:value-type="string">
            <text:p text:style-name="P31">Requisito</text:p>
          </table:table-cell>
          <table:table-cell table:style-name="Tabela5.B2" office:value-type="string">
            <text:p text:style-name="P31">RF06</text:p>
          </table:table-cell>
        </table:table-row>
        <table:table-row>
          <table:table-cell table:style-name="Tabela5.A2" office:value-type="string">
            <text:p text:style-name="P31">Descrição</text:p>
          </table:table-cell>
          <table:table-cell table:style-name="Tabela5.B2" office:value-type="string">
            <text:p text:style-name="P34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31">Fluxo básico</text:p>
          </table:table-cell>
          <table:table-cell table:style-name="Tabela5.B2" office:value-type="string">
            <text:p text:style-name="P34">O professor selecionará a opção de busca;</text:p>
            <text:p text:style-name="P34">O professor entrará com uma palavra chave para efetuar a busca;</text:p>
            <text:p text:style-name="P34">O sistema retornará os resultados encontrados com a quantidade de volumes disponíveis;</text:p>
            <text:p text:style-name="P34">O professor selecionará o resultado que deseja adicionar ao plano;</text:p>
            <text:p text:style-name="P34">O item será incluído na bibliografia;</text:p>
          </table:table-cell>
        </table:table-row>
        <table:table-row>
          <table:table-cell table:style-name="Tabela5.A2" office:value-type="string">
            <text:p text:style-name="P31">Fluxo alternativo</text:p>
          </table:table-cell>
          <table:table-cell table:style-name="Tabela5.B2" office:value-type="string">
            <text:p text:style-name="P34">O sistema deverá emitir um aviso caso o item desejado não esteja disponível na biblioteca (quando a biblioteca não possuir nenhum exemplar da obra);</text:p>
            <text:p text:style-name="P34">O professor selecionará o item;</text:p>
            <text:p text:style-name="P34">O sistema emitirá o aviso quando o item não possuir exemplares;</text:p>
            <text:p text:style-name="P34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31">Entradas</text:p>
          </table:table-cell>
          <table:table-cell table:style-name="Tabela5.B2" office:value-type="string">
            <text:p text:style-name="P34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31">Pré-condição</text:p>
          </table:table-cell>
          <table:table-cell table:style-name="Tabela5.B2" office:value-type="string">
            <text:p text:style-name="P31"/>
          </table:table-cell>
        </table:table-row>
        <table:table-row>
          <table:table-cell table:style-name="Tabela5.A2" office:value-type="string">
            <text:p text:style-name="P31">Pós-condição</text:p>
          </table:table-cell>
          <table:table-cell table:style-name="Tabela5.B2" office:value-type="string">
            <text:p text:style-name="P31"/>
          </table:table-cell>
        </table:table-row>
      </table:table>
      <text:p text:style-name="P2"/>
      <text:p text:style-name="P2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1">Objetivo</text:p>
          </table:table-cell>
          <table:table-cell table:style-name="Tabela6.B1" office:value-type="string">
            <text:p text:style-name="P35">Imprimir plano de aula</text:p>
          </table:table-cell>
        </table:table-row>
        <table:table-row>
          <table:table-cell table:style-name="Tabela6.A2" office:value-type="string">
            <text:p text:style-name="P31">Requisito</text:p>
          </table:table-cell>
          <table:table-cell table:style-name="Tabela6.B2" office:value-type="string">
            <text:p text:style-name="P31">RF07</text:p>
          </table:table-cell>
        </table:table-row>
        <table:table-row>
          <table:table-cell table:style-name="Tabela6.A2" office:value-type="string">
            <text:p text:style-name="P31">Descrição</text:p>
          </table:table-cell>
          <table:table-cell table:style-name="Tabela6.B2" office:value-type="string">
            <text:p text:style-name="P35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31">Fluxo básico</text:p>
          </table:table-cell>
          <table:table-cell table:style-name="Tabela6.B2" office:value-type="string">
            <text:p text:style-name="P35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31">Fluxo alternativo</text:p>
          </table:table-cell>
          <table:table-cell table:style-name="Tabela6.B2" office:value-type="string">
            <text:p text:style-name="P35">Não existe fluxo alternativo para este requisito. </text:p>
          </table:table-cell>
        </table:table-row>
        <table:table-row>
          <table:table-cell table:style-name="Tabela6.A2" office:value-type="string">
            <text:p text:style-name="P31">Entradas</text:p>
          </table:table-cell>
          <table:table-cell table:style-name="Tabela6.B2" office:value-type="string">
            <text:p text:style-name="P35">Plano de aula a ser impresso.</text:p>
          </table:table-cell>
        </table:table-row>
        <table:table-row>
          <table:table-cell table:style-name="Tabela6.A2" office:value-type="string">
            <text:p text:style-name="P31">Pré-condição</text:p>
          </table:table-cell>
          <table:table-cell table:style-name="Tabela6.B2" office:value-type="string">
            <text:p text:style-name="P35">Não existe pré-condição</text:p>
          </table:table-cell>
        </table:table-row>
        <table:table-row>
          <table:table-cell table:style-name="Tabela6.A2" office:value-type="string">
            <text:p text:style-name="P31">Pós-condição</text:p>
          </table:table-cell>
          <table:table-cell table:style-name="Tabela6.B2" office:value-type="string">
            <text:p text:style-name="P35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1">Objetivo</text:p>
          </table:table-cell>
          <table:table-cell table:style-name="Tabela7.B1" office:value-type="string">
            <text:p text:style-name="P35">Notificar professor sobre avaliações</text:p>
          </table:table-cell>
        </table:table-row>
        <table:table-row>
          <table:table-cell table:style-name="Tabela7.A2" office:value-type="string">
            <text:p text:style-name="P31">Requisito</text:p>
          </table:table-cell>
          <table:table-cell table:style-name="Tabela7.B2" office:value-type="string">
            <text:p text:style-name="P31">RF08</text:p>
          </table:table-cell>
        </table:table-row>
        <table:table-row>
          <table:table-cell table:style-name="Tabela7.A2" office:value-type="string">
            <text:p text:style-name="P31">Descrição</text:p>
          </table:table-cell>
          <table:table-cell table:style-name="Tabela7.B2" office:value-type="string">
            <text:p text:style-name="P35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31">Fluxo básico</text:p>
          </table:table-cell>
          <table:table-cell table:style-name="Tabela7.B2" office:value-type="string">
            <text:p text:style-name="P35">O professor indicará no sistema a antecedência com que deseja receber notificações;</text:p>
            <text:p text:style-name="P35"><text:soft-page-break/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31">Fluxo alternativo</text:p>
          </table:table-cell>
          <table:table-cell table:style-name="Tabela7.B2" office:value-type="string">
            <text:p text:style-name="P35">Caso o professor não indique a antecedência com que deseja receber notificações, o sistema atribuirá o valor <text:span text:style-name="T4">default</text:span> de 7 dias. </text:p>
          </table:table-cell>
        </table:table-row>
        <table:table-row>
          <table:table-cell table:style-name="Tabela7.A2" office:value-type="string">
            <text:p text:style-name="P31">Entradas</text:p>
          </table:table-cell>
          <table:table-cell table:style-name="Tabela7.B2" office:value-type="string">
            <text:p text:style-name="P36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31">Pré-condição</text:p>
          </table:table-cell>
          <table:table-cell table:style-name="Tabela7.B2" office:value-type="string">
            <text:p text:style-name="P31"/>
          </table:table-cell>
        </table:table-row>
        <table:table-row>
          <table:table-cell table:style-name="Tabela7.A2" office:value-type="string">
            <text:p text:style-name="P31">Pós-condição</text:p>
          </table:table-cell>
          <table:table-cell table:style-name="Tabela7.B2" office:value-type="string">
            <text:p text:style-name="P37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1">Objetivo</text:p>
          </table:table-cell>
          <table:table-cell table:style-name="Tabela8.B1" office:value-type="string">
            <text:p text:style-name="P35">Gerar calendários consolidados de avaliações</text:p>
          </table:table-cell>
        </table:table-row>
        <table:table-row>
          <table:table-cell table:style-name="Tabela8.A2" office:value-type="string">
            <text:p text:style-name="P31">Requisito</text:p>
          </table:table-cell>
          <table:table-cell table:style-name="Tabela8.B2" office:value-type="string">
            <text:p text:style-name="P31">RF09</text:p>
          </table:table-cell>
        </table:table-row>
        <table:table-row>
          <table:table-cell table:style-name="Tabela8.A2" office:value-type="string">
            <text:p text:style-name="P31">Descrição</text:p>
          </table:table-cell>
          <table:table-cell table:style-name="Tabela8.B2" office:value-type="string">
            <text:p text:style-name="P36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31">Fluxo básico</text:p>
          </table:table-cell>
          <table:table-cell table:style-name="Tabela8.B2" office:value-type="string">
            <text:p text:style-name="P40">O professor ou coordenador selecionará a opção de gerar calendários consolidados;</text:p>
            <text:p text:style-name="P40">O usuário entrará com <text:s/>pelo menos uma das seguintes informações:</text:p>
            <text:list xml:id="list7569924587189107820" text:style-name="L11">
              <text:list-item>
                <text:p text:style-name="P85">a data de início e fim;</text:p>
              </text:list-item>
              <text:list-item>
                <text:p text:style-name="P85">curso;</text:p>
              </text:list-item>
              <text:list-item>
                <text:p text:style-name="P85">disciplina;</text:p>
              </text:list-item>
              <text:list-item>
                <text:p text:style-name="P85">professor; </text:p>
              </text:list-item>
            </text:list>
            <text:p text:style-name="P36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31">Fluxo alternativo</text:p>
          </table:table-cell>
          <table:table-cell table:style-name="Tabela8.B2" office:value-type="string">
            <text:p text:style-name="P31"/>
          </table:table-cell>
        </table:table-row>
        <table:table-row>
          <table:table-cell table:style-name="Tabela8.A2" office:value-type="string">
            <text:p text:style-name="P31">Entradas</text:p>
          </table:table-cell>
          <table:table-cell table:style-name="Tabela8.B2" office:value-type="string">
            <text:p text:style-name="P36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31">Pré-condição</text:p>
          </table:table-cell>
          <table:table-cell table:style-name="Tabela8.B2" office:value-type="string">
            <text:p text:style-name="P31"/>
          </table:table-cell>
        </table:table-row>
        <table:table-row>
          <table:table-cell table:style-name="Tabela8.A2" office:value-type="string">
            <text:p text:style-name="P31">Pós-condição</text:p>
          </table:table-cell>
          <table:table-cell table:style-name="Tabela8.B2" office:value-type="string">
            <text:p text:style-name="P31"/>
          </table:table-cell>
        </table:table-row>
      </table:table>
      <text:p text:style-name="P2"/>
      <text:p text:style-name="P5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90">Objetivo</text:p>
          </table:table-cell>
          <table:table-cell table:style-name="Tabela12.B1" office:value-type="string">
            <text:p text:style-name="P96">Concluir plano de aula</text:p>
          </table:table-cell>
        </table:table-row>
        <table:table-row>
          <table:table-cell table:style-name="Tabela12.A2" office:value-type="string">
            <text:p text:style-name="P90">Requisito</text:p>
          </table:table-cell>
          <table:table-cell table:style-name="Tabela12.B2" office:value-type="string">
            <text:p text:style-name="P90">RF<text:span text:style-name="T13">10</text:span></text:p>
          </table:table-cell>
        </table:table-row>
        <table:table-row>
          <table:table-cell table:style-name="Tabela12.A2" office:value-type="string">
            <text:p text:style-name="P90">Descrição</text:p>
          </table:table-cell>
          <table:table-cell table:style-name="Tabela12.B2" office:value-type="string">
            <text:p text:style-name="P90">O sistema deverá permitir <text:span text:style-name="T16">a conclusão de um plano de aulas atribuindo-lhe o status “Fechado”.</text:span></text:p>
          </table:table-cell>
        </table:table-row>
        <table:table-row>
          <table:table-cell table:style-name="Tabela12.A2" office:value-type="string">
            <text:p text:style-name="P90">Fluxo básico</text:p>
          </table:table-cell>
          <table:table-cell table:style-name="Tabela12.B2" office:value-type="string">
            <text:p text:style-name="P90">O professor <text:span text:style-name="T16">abrirá o plano de aulas;</text:span></text:p>
            <text:p text:style-name="P96">O professor clicará em “Concluir”;</text:p>
            <text:p text:style-name="P96">O plano de aulas será fechado.</text:p>
            <text:p text:style-name="P96">[<text:span text:style-name="T1">O COORDENADOR DEVE SER AVISADO]?</text:span></text:p>
            <text:p text:style-name="P90"/>
          </table:table-cell>
        </table:table-row>
        <table:table-row>
          <table:table-cell table:style-name="Tabela12.A2" office:value-type="string">
            <text:p text:style-name="P90">Fluxo alternativo</text:p>
          </table:table-cell>
          <table:table-cell table:style-name="Tabela12.B2" office:value-type="string">
            <text:p text:style-name="P96">Fluxo Alternativo 1: O sistema deverá emitir um aviso caso o professor não tenha informado pelo menos um campo obrigatório.</text:p>
          </table:table-cell>
        </table:table-row>
        <table:table-row>
          <table:table-cell table:style-name="Tabela12.A2" office:value-type="string">
            <text:p text:style-name="P90">Entradas</text:p>
          </table:table-cell>
          <table:table-cell table:style-name="Tabela12.B2" office:value-type="string">
            <text:p text:style-name="P90">Data de início e/ou fim das avaliações; Curso; Disciplina; Professor;</text:p>
          </table:table-cell>
        </table:table-row>
        <table:table-row>
          <table:table-cell table:style-name="Tabela12.A2" office:value-type="string">
            <text:p text:style-name="P90">Pré-condição</text:p>
          </table:table-cell>
          <table:table-cell table:style-name="Tabela12.B2" office:value-type="string">
            <text:p text:style-name="P96">Os seguintes atributos deverão ter sido preenchidos:</text:p>
            <text:list xml:id="list2078853030678868737" text:style-name="L17">
              <text:list-item>
                <text:p text:style-name="P97">Objetivos: Objetivo Geral, Objetivo Específico e Relação com outras Disciplinas.</text:p>
              </text:list-item>
              <text:list-item>
                <text:p text:style-name="P97"><text:soft-page-break/>Cronograma: <text:span text:style-name="T16">pelo menos um item.</text:span></text:p>
              </text:list-item>
              <text:list-item>
                <text:p text:style-name="P81">Avaliação: <text:span text:style-name="T16">pelo menos duas avaliações.</text:span></text:p>
              </text:list-item>
              <text:list-item>
                <text:p text:style-name="P81">Bibliografia: Bibliografia básica, Bibliografia Complementar e Bibliografia Sugerida.<text:span text:style-name="T16">( </text:span><text:span text:style-name="T3">QUAIS BIBLIOGRAFIAS SÃO OBRIGATÓRIAS?)</text:span></text:p>
              </text:list-item>
              <text:list-item>
                <text:p text:style-name="P80">Programa: Programa da disciplina.</text:p>
              </text:list-item>
            </text:list>
          </table:table-cell>
        </table:table-row>
        <table:table-row>
          <table:table-cell table:style-name="Tabela12.A2" office:value-type="string">
            <text:p text:style-name="P90">Pós-condição</text:p>
          </table:table-cell>
          <table:table-cell table:style-name="Tabela12.B2" office:value-type="string">
            <text:p text:style-name="P90"/>
          </table:table-cell>
        </table:table-row>
      </table:table>
      <text:h text:style-name="P72" text:outline-level="2"><text:bookmark-start text:name="__RefHeading__877_178293673"/>Requisitos de usabilidade<text:bookmark-end text:name="__RefHeading__877_178293673"/></text:h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86">Identificação</text:p>
          </table:table-cell>
          <table:table-cell table:style-name="Tabela9.A1" office:value-type="string">
            <text:p text:style-name="P87">Requisito</text:p>
          </table:table-cell>
          <table:table-cell table:style-name="Tabela9.A1" office:value-type="string">
            <text:p text:style-name="P86">Prioridade</text:p>
          </table:table-cell>
          <table:table-cell table:style-name="Tabela9.A1" office:value-type="string">
            <text:p text:style-name="P86">Dependência</text:p>
          </table:table-cell>
          <table:table-cell table:style-name="Tabela9.A1" office:value-type="string">
            <text:p text:style-name="P86">Risco</text:p>
          </table:table-cell>
          <table:table-cell table:style-name="Tabela9.A1" office:value-type="string">
            <text:p text:style-name="P86">Fonte</text:p>
          </table:table-cell>
          <table:table-cell table:style-name="Tabela9.G1" office:value-type="string">
            <text:p text:style-name="P86">Dificuldade</text:p>
          </table:table-cell>
        </table:table-row>
        <table:table-row>
          <table:table-cell table:style-name="Tabela9.A2" office:value-type="string">
            <text:p text:style-name="P86">R<text:span text:style-name="T8">U</text:span>01</text:p>
          </table:table-cell>
          <table:table-cell table:style-name="Tabela9.A2" office:value-type="string">
            <text:p text:style-name="P87">O sistema deverá ser acessível.</text:p>
          </table:table-cell>
          <table:table-cell table:style-name="Tabela9.A2" office:value-type="string">
            <text:p text:style-name="P86">Essencial</text:p>
          </table:table-cell>
          <table:table-cell table:style-name="Tabela9.A2" office:value-type="string">
            <text:p text:style-name="P86">(nenhuma)</text:p>
          </table:table-cell>
          <table:table-cell table:style-name="Tabela9.A2" office:value-type="string">
            <text:p text:style-name="P86">-</text:p>
          </table:table-cell>
          <table:table-cell table:style-name="Tabela9.A2" office:value-type="string">
            <text:p text:style-name="P86">Fábio N.</text:p>
          </table:table-cell>
          <table:table-cell table:style-name="Tabela9.G2" office:value-type="string">
            <text:p text:style-name="P87">Alta</text:p>
          </table:table-cell>
        </table:table-row>
      </table:table>
      <text:p text:style-name="P55"/>
      <text:p text:style-name="P55"><text:span text:style-name="T2">RU01.O sistema deverá ser acessível:</text:span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 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bookmark-end text:name="__RefHeading__1192_629013588"/></text:h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86">Identificação</text:p>
          </table:table-cell>
          <table:table-cell table:style-name="Tabela10.A1" office:value-type="string">
            <text:p text:style-name="P87">Requisito</text:p>
          </table:table-cell>
          <table:table-cell table:style-name="Tabela10.A1" office:value-type="string">
            <text:p text:style-name="P86">Prioridade</text:p>
          </table:table-cell>
          <table:table-cell table:style-name="Tabela10.A1" office:value-type="string">
            <text:p text:style-name="P86">Dependência</text:p>
          </table:table-cell>
          <table:table-cell table:style-name="Tabela10.A1" office:value-type="string">
            <text:p text:style-name="P86">Risco</text:p>
          </table:table-cell>
          <table:table-cell table:style-name="Tabela10.A1" office:value-type="string">
            <text:p text:style-name="P86">Fonte</text:p>
          </table:table-cell>
          <table:table-cell table:style-name="Tabela10.G1" office:value-type="string">
            <text:p text:style-name="P86">Dificuldade</text:p>
          </table:table-cell>
        </table:table-row>
        <table:table-row>
          <table:table-cell table:style-name="Tabela10.A2" office:value-type="string">
            <text:p text:style-name="P86">R<text:span text:style-name="T8">P</text:span>01</text:p>
          </table:table-cell>
          <table:table-cell table:style-name="Tabela10.A2" office:value-type="string">
            <text:p text:style-name="P87">O tempo de resposta deverá ser aceitável.</text:p>
          </table:table-cell>
          <table:table-cell table:style-name="Tabela10.A2" office:value-type="string">
            <text:p text:style-name="P86">Essencial</text:p>
          </table:table-cell>
          <table:table-cell table:style-name="Tabela10.A2" office:value-type="string">
            <text:p text:style-name="P86">(nenhuma)</text:p>
          </table:table-cell>
          <table:table-cell table:style-name="Tabela10.A2" office:value-type="string">
            <text:p text:style-name="P86">-</text:p>
          </table:table-cell>
          <table:table-cell table:style-name="Tabela10.A2" office:value-type="string">
            <text:p text:style-name="P86">Fábio N.</text:p>
          </table:table-cell>
          <table:table-cell table:style-name="Tabela10.G2" office:value-type="string">
            <text:p text:style-name="P87">Média</text:p>
          </table:table-cell>
        </table:table-row>
      </table:table>
      <text:p text:style-name="P55"><text:span text:style-name="T2">RP01.O tempo de resposta deverá ser aceitável: </text:span><text:span text:style-name="T7">Considerando-se o sistema atual, o novo sistema que abrangerá os novos requisitos não poderá ter um tempo de resposta 5% maior em relação ao sistema antigo. A verificação deste requisito poderá ser consultada na seção 4 – Verificação.</text:span></text:p>
      <text:p text:style-name="P26"/>
      <text:h text:style-name="Heading_20_2" text:outline-level="2"><text:bookmark-start text:name="__RefHeading__881_178293673"/>Requisitos de banco de dados lógico<text:bookmark-end text:name="__RefHeading__881_178293673"/></text:h>
      <text:p text:style-name="P15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15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18">[entidades de dados e seus relacionamentos]</text:p>
      <text:p text:style-name="P18">[restrições de integridade]</text:p>
      <text:p text:style-name="P18"/>
      <text:p text:style-name="Text_20_body"/>
      <text:h text:style-name="Heading_20_2" text:outline-level="2"><text:bookmark-start text:name="__RefHeading__883_178293673"/><text:soft-page-break/>Restrições de projeto<text:bookmark-end text:name="__RefHeading__883_178293673"/></text:h>
      <text:p text:style-name="P24"><text:tab/><text:span text:style-name="T8">[</text:span>Não existem restrições que possam ser aplicadas ao projeto que desenvolverá o SIPA.<text:span text:style-name="T8">]</text:span></text:p>
      <text:h text:style-name="Heading_20_2" text:outline-level="2"><text:bookmark-start text:name="__RefHeading__885_178293673"/>Atributos do sistema<text:bookmark-end text:name="__RefHeading__885_178293673"/></text:h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86">Identificação</text:p>
          </table:table-cell>
          <table:table-cell table:style-name="Tabela11.A1" office:value-type="string">
            <text:p text:style-name="P87">Requisito</text:p>
          </table:table-cell>
          <table:table-cell table:style-name="Tabela11.A1" office:value-type="string">
            <text:p text:style-name="P86">Prioridade</text:p>
          </table:table-cell>
          <table:table-cell table:style-name="Tabela11.A1" office:value-type="string">
            <text:p text:style-name="P86">Dependência</text:p>
          </table:table-cell>
          <table:table-cell table:style-name="Tabela11.A1" office:value-type="string">
            <text:p text:style-name="P86">Risco</text:p>
          </table:table-cell>
          <table:table-cell table:style-name="Tabela11.A1" office:value-type="string">
            <text:p text:style-name="P86">Fonte</text:p>
          </table:table-cell>
          <table:table-cell table:style-name="Tabela11.G1" office:value-type="string">
            <text:p text:style-name="P86">Dificuldade</text:p>
          </table:table-cell>
        </table:table-row>
        <table:table-row>
          <table:table-cell table:style-name="Tabela11.A2" office:value-type="string">
            <text:p text:style-name="P86"><text:span text:style-name="T8">AS</text:span>01</text:p>
          </table:table-cell>
          <table:table-cell table:style-name="Tabela11.A2" office:value-type="string">
            <text:p text:style-name="P87">O sistema deverá ser portável.</text:p>
          </table:table-cell>
          <table:table-cell table:style-name="Tabela11.A2" office:value-type="string">
            <text:p text:style-name="P86">Essencial</text:p>
          </table:table-cell>
          <table:table-cell table:style-name="Tabela11.A2" office:value-type="string">
            <text:p text:style-name="P86">(nenhuma)</text:p>
          </table:table-cell>
          <table:table-cell table:style-name="Tabela11.A2" office:value-type="string">
            <text:p text:style-name="P86">-</text:p>
          </table:table-cell>
          <table:table-cell table:style-name="Tabela11.A2" office:value-type="string">
            <text:p text:style-name="P86">Fábio N.</text:p>
          </table:table-cell>
          <table:table-cell table:style-name="Tabela11.G2" office:value-type="string">
            <text:p text:style-name="P87">Alta</text:p>
          </table:table-cell>
        </table:table-row>
        <table:table-row>
          <table:table-cell table:style-name="Tabela11.A2" office:value-type="string">
            <text:p text:style-name="P87">AS02</text:p>
          </table:table-cell>
          <table:table-cell table:style-name="Tabela11.A2" office:value-type="string">
            <text:p text:style-name="P87">O sistema deverá ter controle de acesso</text:p>
          </table:table-cell>
          <table:table-cell table:style-name="Tabela11.A2" office:value-type="string">
            <text:p text:style-name="P87">Essencial</text:p>
          </table:table-cell>
          <table:table-cell table:style-name="Tabela11.A2" office:value-type="string">
            <text:p text:style-name="P87">Sistema de autenticação externo</text:p>
          </table:table-cell>
          <table:table-cell table:style-name="Tabela11.A2" office:value-type="string">
            <text:p text:style-name="P86">-</text:p>
          </table:table-cell>
          <table:table-cell table:style-name="Tabela11.A2" office:value-type="string">
            <text:p text:style-name="P87">Fábio N.</text:p>
          </table:table-cell>
          <table:table-cell table:style-name="Tabela11.G2" office:value-type="string">
            <text:p text:style-name="P87">Média</text:p>
          </table:table-cell>
        </table:table-row>
      </table:table>
      <text:p text:style-name="P55"><text:tab/><text:span text:style-name="T2">AS01.O sistema deverá ser portável: </text:span>O SIPA deverá ser <text:span text:style-name="T8">utilizável em seu modo cliente </text:span>em diversas máquinas, com hardwares e softwares diferentes. A verificação deste requisito poderá ser consultada na seção 4 – Verificação.</text:p>
      <text:p text:style-name="P11"><text:tab/><text:span text:style-name="T2">AS02.O sistema deverá ter controle de acesso: </text:span>O SIPA deverá possuir controle de acesso <text:span text:style-name="T8">e</text:span> conforme já descrito na seção 3.1 <text:span text:style-name="T8">(Interfaces Externas)</text:span>, a autenticação <text:span text:style-name="T8">dar-se-á</text:span> por meio de um sistema comum de autenticação dos sistemas existentes na UFG. </text:p>
      <text:h text:style-name="Heading_20_2" text:outline-level="2"><text:bookmark-start text:name="__RefHeading__887_178293673"/>Informações de apoio<text:bookmark-end text:name="__RefHeading__887_178293673"/></text:h>
      <text:p text:style-name="P19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28">Como provar que o sistema implementa os requisitos?</text:p>
      <text:p text:style-name="P28">Ex.: portabilidade: O requisito de portabilidade será verificado por meio do acesso ao sistema através de dispositivos com sistemas operacionais: windows, linux e android.</text:p>
      <text:h text:style-name="Heading_20_1" text:outline-level="1"><text:bookmark-start text:name="__RefHeading__761_178293673"/>Apêndices<text:bookmark-end text:name="__RefHeading__761_178293673"/></text:h>
      <text:h text:style-name="P70" text:outline-level="2"><text:bookmark-start text:name="__RefHeading__1160_1761843606"/>Suposições e dependências<text:bookmark-end text:name="__RefHeading__1160_1761843606"/></text:h>
      <text:p text:style-name="P63"><text:tab/><text:span text:style-name="T1">Suposição 1:</text:span><text:span text:style-name="T10"> </text:span><text:span text:style-name="T11">Considerando o anexo A, Interpretações do Art 102 do RGCG, tendo em vista as duas possíveis interpretações do artigo exposto e considerando:</text:span></text:p>
      <text:list xml:id="list7477908845420364754" text:style-name="L13">
        <text:list-item>
          <text:p text:style-name="P64"><text:span text:style-name="T11">a existência de disciplinas que se iniciam em qualquer mês do semestre;</text:span></text:p>
        </text:list-item>
        <text:list-item>
          <text:p text:style-name="P64"><text:span text:style-name="T11">a existência das disciplinas de verão e inverno que são ministradas fora do período normal de aulas;</text:span></text:p>
          <text:p text:style-name="P65"><text:span text:style-name="T11">Supõem-se:</text:span></text:p>
        </text:list-item>
      </text:list>
      <text:list xml:id="list5747376670173349115" text:style-name="L15">
        <text:list-item>
          <text:p text:style-name="P47"><text:span text:style-name="T14">que a </text:span><text:span text:style-name="T11">2ª Interpretação possível “</text:span><text:span text:style-name="T14">O</text:span><text:span text:style-name="T11">s primeiros quinze (15) dias de aula se referem à quinze (15) dias corridos a partir do início das aulas da disciplina </text:span><text:span text:style-name="T15">em questão” </text:span><text:span text:style-name="T14">trata-se a interpretação mais cabível e baseado nela o sistema será implementado.</text:span></text:p>
        </text:list-item>
      </text:list>
      <text:p text:style-name="P62"/>
      <text:h text:style-name="P71" text:outline-level="2"><text:bookmark-start text:name="__RefHeading__3152_1001776576"/><text:soft-page-break/>Acrônimos e abreviações<text:bookmark-end text:name="__RefHeading__3152_1001776576"/></text:h>
      <text:h text:style-name="P71" text:outline-level="2" text:is-list-header="true"><text:bookmark-start text:name="__RefHeading__3154_1001776576"/><text:span text:style-name="T12">e-MAG: <text:s/>Modelo de Acessibilidade em Governo Eletrônico</text:span><text:bookmark-end text:name="__RefHeading__3154_1001776576"/></text:h>
      <text:list xml:id="list111805047172475" text:continue-list="list6325607836127996711" text:style-name="L5">
        <text:list-item>
          <text:p text:style-name="P60">RGCG: Regulamento Geral dos Cursos de Graduação da UFG</text:p>
        </text:list-item>
        <text:list-item>
          <text:p text:style-name="P60">SIPA:</text:p>
        </text:list-item>
        <text:list-item>
          <text:p text:style-name="P60">SIGERA:</text:p>
        </text:list-item>
        <text:list-item>
          <text:p text:style-name="P60">UFG: Universidade Federal de Goiás</text:p>
        </text:list-item>
      </text:list>
      <text:p text:style-name="Text_20_body"><text:tab/>[documentos adicionais que foram utilizados e que devem ser consultados]</text:p>
      <text:p text:style-name="P27">[referencias para construção do documento]</text:p>
      <text:p text:style-name="P28">Deverão estar incluídos na seção de apêndices as possíveis interpretações do RGCG;</text:p>
      <text:p text:style-name="P27"/>
      <text:list xml:id="list2197828828646215316" text:style-name="L12">
        <text:list-item>
          <text:list>
            <text:list-header>
              <text:p text:style-name="P42"/>
            </text:list-header>
          </text:list>
        </text:list-item>
      </text:list>
      <text:p text:style-name="P6">** no máximo duas avaliações por dia. [não existe essa regra] emitir aviso quando já existir avaliação no mesmo dia (não proibir, apenas notificar o professor.)</text:p>
      <text:p text:style-name="P5">** art 79 § 5º <text:s/>uma prova não pode ser realizada com um prazo inferior a 2 dias letivos a uma prova anterior;</text:p>
      <text:p text:style-name="P3">** art 100 parágrafo único – conteúdo do plano.</text:p>
      <text:p text:style-name="P3">** art 102</text:p>
      <text:p text:style-name="P4"/>
      <text:p text:style-name="P4">as avaliações devem ser realizadas dentro do periodo da disciplina;</text:p>
      <text:p text:style-name="P4">art 104 possível não observância do art 104</text:p>
      <text:p text:style-name="P4">*apendices: incluir as possíveis interpretações das regras;</text:p>
      <text:p text:style-name="P5">art 79 § 1º define que deverão haver no mínimo duas avaliações, independente do tipo de avaliação. </text:p>
      <text:p text:style-name="P4"/>
      <text:p text:style-name="P4"/>
      <text:p text:style-name="P49">[DIAGRAMA DE CONTEXTO]</text:p>
      <text:p text:style-name="P41">Apêndice A</text:p>
      <text:p text:style-name="P7"/>
      <text:p text:style-name="P8">Interpretações do Art 102 do RGCG</text:p>
      <text:p text:style-name="P9"/>
      <text:p text:style-name="P10"><text:span text:style-name="T6">“</text:span><text:span text:style-name="T5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6"> Art 102, RGCG/UFG.</text:span></text:p>
      <text:p text:style-name="P43"/>
      <text:p text:style-name="P44">Diante da ambiguidade contida na parte final do artigo “nos primeiros quinze (15) dias de aula”, seguem as possíveis interpretações registradas no levantamento dos requisitos.</text:p>
      <text:p text:style-name="P44"/>
      <text:p text:style-name="P44">1ª Interpretação possível: os primeiros quinze (15) dias de aula se referem à quinze (15) dias corridos a partir do início das aulas conforme prevê calendário acadêmico. </text:p>
      <text:p text:style-name="P44">2ª Interpretação possível: os primeiros quinze (15) dias de aula se referem à quinze (15) dias corridos a partir do início das aulas da disciplina <text:span text:style-name="T8">em questão</text:span>. </text:p>
      <text:p text:style-name="P46"><text:s/><text:span text:style-name="T9">Verificar seção 5.1 “Suposições e dependências”</text:span>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6-13T11:18:04.496000000</dc:date>
    <meta:editing-duration>PT4H32M20S</meta:editing-duration>
    <meta:editing-cycles>26</meta:editing-cycles>
    <meta:generator>LibreOffice/4.1.4.2$Windows_x86 LibreOffice_project/0a0440ccc0227ad9829de5f46be37cfb6edcf72</meta:generator>
    <meta:document-statistic meta:table-count="14" meta:image-count="0" meta:object-count="0" meta:page-count="12" meta:paragraph-count="441" meta:word-count="3013" meta:character-count="19476" meta:non-whitespace-character-count="16825"/>
  </office:meta>
</office:document-meta>
</file>